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9f0c0" officeooo:paragraph-rsid="0019f0c0"/>
    </style:style>
    <style:style style:name="P2" style:family="paragraph" style:parent-style-name="Standard">
      <style:text-properties officeooo:rsid="001a1a9e" officeooo:paragraph-rsid="001a1a9e"/>
    </style:style>
    <style:style style:name="P3" style:family="paragraph" style:parent-style-name="Standard">
      <style:text-properties officeooo:rsid="001a1a9e" officeooo:paragraph-rsid="001ba92a"/>
    </style:style>
    <style:style style:name="P4" style:family="paragraph" style:parent-style-name="Standard">
      <style:text-properties officeooo:rsid="001ba92a" officeooo:paragraph-rsid="001ba92a"/>
    </style:style>
    <style:style style:name="T1" style:family="text">
      <style:text-properties officeooo:rsid="001ba92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imGen</text:p>
      <text:p text:style-name="P1">Event Generator</text:p>
      <text:p text:style-name="P1">Simularity, Inc</text:p>
      <text:p text:style-name="P1">Anne Ogborn</text:p>
      <text:p text:style-name="P1">November 2016</text:p>
      <text:p text:style-name="P1"/>
      <text:p text:style-name="P1">This document is the confidential, proprietary property of Simularity Inc.</text:p>
      <text:p text:style-name="P1"/>
      <text:h text:style-name="Heading_20_1" text:outline-level="1">SimGen</text:h>
      <text:p text:style-name="P1">As we move from ‘lab experiment’ phase to production, we need a way to generate data that is relevant to our predictive analytics system. We need this to make documentation examples, to make data for unit tests, and to make data that tests the predicrtivity of the system.</text:p>
      <text:p text:style-name="P1">SimGen uses behavior trees and probabilistic inference to generate hybrid dynamics simulations for SimAI.</text:p>
      <text:p text:style-name="P2">SimGen is a library for SWI-Prolog. It depends on pack cplint.</text:p>
      <text:h text:style-name="Heading_20_2" text:outline-level="2">Nodes</text:h>
      <text:p text:style-name="P3">SimGen implements a <text:span text:style-name="T1">single </text:span>behavior tree <text:span text:style-name="T1">which is cloned per </text:span>context. </text:p>
      <text:p text:style-name="P4">The tree consists of nodes.</text:p>
      <text:p text:style-name="P4"/>
      <text:p text:style-name="P4">Each node is in one of three states, not_running, running, or done.</text:p>
      <text:p text:style-name="P4">When a node is started, it moves from not_running to running.</text:p>
      <text:p text:style-name="P4">When a node completes it’s work, it reports success or failure.</text:p>
      <text:p text:style-name="P4">Nodes can be terminated prematurely by the node that started them.</text:p>
      <text:p text:style-name="P3"/>
      <text:p text:style-name="P4">When a node is started, succeeds, or fails</text:p>
      <text:p text:style-name="P2"/>
      <text:p text:style-name="P4">Time</text:p>
      <text:p text:style-name="P4"/>
      <text:p text:style-name="P3">Time advances in all behavior trees simultaneously.</text:p>
      <text:h text:style-name="Heading_20_2" text:outline-level="2">Running SimGen simulations</text:h>
      <text:p text:style-name="P2"/>
      <text:p text:style-name="P2">To define a simulation, call def_node/4 to define all the nodes in the behavior tree.</text:p>
      <text:p text:style-name="P2"/>
      <text:p text:style-name="P2">We’ll create a syntactic front-end to make this process easier.</text:p>
      <text:p text:style-name="P2"/>
      <text:p text:style-name="P2">To run a SimGen simulation, call start_simulation, and then call do_tick repeatedly to move time forward.</text:p>
      <text:p text:style-name="P2"/>
      <text:p text:style-name="P2">During the simulation, you can add new contexts to run. To reclaim memory from no longer used contexts, you can call end_context to remove the context.</text:p>
      <text:p text:style-name="P2"/>
      <text:p text:style-name="P2"/>
      <text:p text:style-name="P2"/>
      <text:p text:style-name="P2"/>
      <text:p text:style-name="P2"><text:soft-page-break/></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14T12:41:43.372364621</meta:creation-date>
    <dc:date>2016-11-14T13:21:48.528328655</dc:date>
    <meta:editing-duration>PT5M34S</meta:editing-duration>
    <meta:editing-cycles>1</meta:editing-cycles>
    <meta:document-statistic meta:table-count="0" meta:image-count="0" meta:object-count="0" meta:page-count="2" meta:paragraph-count="25" meta:word-count="241" meta:character-count="1465" meta:non-whitespace-character-count="1248"/>
    <meta:generator>LibreOffice/5.1.4.2$Linux_X86_64 LibreOffice_project/10m0$Build-2</meta:generator>
  </office:meta>
</office:document-meta>
</file>